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Standard" style:list-style-name="List_20_1"/>
    <style:style style:name="T1" style:family="text">
      <style:text-properties fo:font-style="italic" style:font-style-asian="italic" style:font-style-complex="italic"/>
    </style:style>
    <style:style style:name="T2" style:family="text">
      <style:text-properties officeooo:rsid="000880bb"/>
    </style:style>
    <style:style style:name="T3" style:family="text">
      <style:text-properties officeooo:rsid="000af54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953474513489507662" text:style-name="Outline">
        <text:list-item>
          <text:h text:style-name="Heading_20_1" text:outline-level="1">Introduction</text:h>
          <text:list>
            <text:list-item>
              <text:h text:style-name="Heading_20_2" text:outline-level="2">Intended audience</text:h>
            </text:list-item>
          </text:list>
        </text:list-item>
      </text:list>
      <text:p text:style-name="P1">This manual is intended for developers, software engineers and architects who wish to discover, learn or deepen their knowledge of JPPF and how it works. The intent is also to provide enough knowledge to not only write your own applications using JPPF, but also extend it by creating add-ons and connectors to other frameworks.</text:p>
      <text:list xml:id="list70135595134503" text:continue-numbering="true" text:style-name="Outline">
        <text:list-item>
          <text:list>
            <text:list-item>
              <text:h text:style-name="Heading_20_2" text:outline-level="2">Prerequisites</text:h>
            </text:list-item>
          </text:list>
        </text:list-item>
      </text:list>
      <text:p text:style-name="P1">JPPF works on any system that supports Java. There is no operating system requirement, it can be installed on all flavors of Unix, Linux, Windows, Mac OS, and other systems such as zOS or other mainframe systems.</text:p>
      <text:p text:style-name="Text_20_body">JPPF requires the following installed on your machine:</text:p>
      <text:list xml:id="list4883795060771969647" text:style-name="List_20_1">
        <text:list-item>
          <text:p text:style-name="P2">Java Standard Edition version <text:span text:style-name="T2">7</text:span> or later, with the environment variable JAVA_HOME pointing to your Java installation root folder</text:p>
        </text:list-item>
        <text:list-item>
          <text:p text:style-name="P2">Apache Ant, version 1.<text:span text:style-name="T3">9</text:span>.0 or later, with the environment variable ANT_HOME pointing to the Ant installation root folder</text:p>
        </text:list-item>
        <text:list-item>
          <text:p text:style-name="P2">Entries in the default system PATH for JAVA_HOME/bin and ANT_HOME/bin</text:p>
        </text:list-item>
      </text:list>
      <text:list xml:id="list70135544433497" text:continue-list="list70135595134503" text:style-name="Outline">
        <text:list-item>
          <text:list>
            <text:list-item>
              <text:h text:style-name="Heading_20_2" text:outline-level="2">Where to download</text:h>
            </text:list-item>
          </text:list>
        </text:list-item>
      </text:list>
      <text:p text:style-name="Text_20_body">All JPPF software can be downloaded from the <text:a xlink:type="simple" xlink:href="https://www.jppf.org/downloads.php" text:style-name="Internet_20_link" text:visited-style-name="Visited_20_Internet_20_Link">JPPF downloads page</text:a>.</text:p>
      <text:p text:style-name="Text_20_body">We have tried to give each module a name that makes sense. The format is <text:span text:style-name="T1">JPPF-x.y.z-&lt;module-name&gt;.zip</text:span>, where:</text:p>
      <text:list xml:id="list70135417566127" text:continue-list="list4883795060771969647" text:style-name="List_20_1">
        <text:list-item>
          <text:p text:style-name="P2">x is the major version number</text:p>
        </text:list-item>
        <text:list-item>
          <text:p text:style-name="P2">y is the minor version number</text:p>
        </text:list-item>
        <text:list-item>
          <text:p text:style-name="P2">z is the patch release number - it will not appear if no patch has been released (i.e. if it is equal to 0)</text:p>
        </text:list-item>
        <text:list-item>
          <text:p text:style-name="P2">&lt;module-name&gt; is the name given to the module</text:p>
        </text:list-item>
      </text:list>
      <text:list xml:id="list70134671766574" text:continue-list="list70135544433497" text:style-name="Outline">
        <text:list-item>
          <text:list>
            <text:list-item>
              <text:h text:style-name="Heading_20_2" text:outline-level="2">Installation</text:h>
            </text:list-item>
          </text:list>
        </text:list-item>
      </text:list>
      <text:p text:style-name="Text_20_body">Each JPPF download is in zip format. To install it, simply unzip it in a directory of your choice.</text:p>
      <text:p text:style-name="Text_20_body">When unzipped, the content will be under a directory called <text:span text:style-name="T1">JPPF-x.y.z-&lt;module-name&gt;</text:span></text:p>
      <text:list xml:id="list70134931796008" text:continue-numbering="true" text:style-name="Outline">
        <text:list-item>
          <text:list>
            <text:list-item>
              <text:h text:style-name="Heading_20_2" text:outline-level="2">Running the standalone modules</text:h>
            </text:list-item>
          </text:list>
        </text:list-item>
      </text:list>
      <text:p text:style-name="Text_20_body">The JPPF distribution includes a number of standalone modules or components, which can be deployed and run independantly from any other on separate machines, and/or from a separate location on each machine</text:p>
      <text:p text:style-name="Text_20_body">These modules are the following:</text:p>
      <text:list xml:id="list70135880032609" text:continue-list="list70135417566127" text:style-name="List_20_1">
        <text:list-item>
          <text:p text:style-name="P2">application template: this is the application template to use as starting point for a new JPPF application, file JPPF-x.y.z-application-template.zip</text:p>
        </text:list-item>
        <text:list-item>
          <text:p text:style-name="P2">driver: this is the server component, file JPPF-x.y.z-driver.zip</text:p>
        </text:list-item>
        <text:list-item>
          <text:p text:style-name="P2">node: this is the node component, file JPPF-x.y.z-node.zip</text:p>
        </text:list-item>
        <text:list-item>
          <text:p text:style-name="P2">administration console: this is the management and monitoring user interface, file JPPF-x.y.z .admin-ui.zip</text:p>
        </text:list-item>
      </text:list>
      <text:p text:style-name="Standard"/>
      <text:p text:style-name="P1">These can be run from either a shell script (except for the multiplexer) or an Ant script. The ant script is always called "<text:span text:style-name="T1">build.xml</text:span>" and it always has a default target called "<text:span text:style-name="T1">run</text:span>". To run any of these modules, simply type "<text:span text:style-name="T1">ant</text:span>" or "<text:span text:style-name="T1">ant run</text:span>" in a command prompt or shell console. The provided shell scripts are named start&lt;<text:span text:style-name="T1">Component</text:span>&gt;.&lt;<text:span text:style-name="T1">ext</text:span>&gt; where <text:span text:style-name="T1">Component</text:span> is the JPPF component to run (e.g. “Node”, “Driver”, “Console”) and ext is the file extension, “bat” for Windows systems, or “sh” for Linux/Unix-like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34M44S</meta:editing-duration>
    <meta:editing-cycles>13</meta:editing-cycles>
    <meta:generator>LibreOffice/5.1.3.2$Windows_x86 LibreOffice_project/644e4637d1d8544fd9f56425bd6cec110e49301b</meta:generator>
    <meta:creation-date>2009-11-12T05:47:41.82</meta:creation-date>
    <dc:date>2017-05-18T06:18:46.921000000</dc:date>
    <meta:document-statistic meta:table-count="0" meta:image-count="0" meta:object-count="0" meta:page-count="1" meta:paragraph-count="27" meta:word-count="448" meta:character-count="2739" meta:non-whitespace-character-count="2329"/>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